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31.93mm"/>
    </style:style>
    <style:style style:name="co6" style:family="table-column">
      <style:table-column-properties fo:break-before="auto" style:column-width="34.91mm"/>
    </style:style>
    <style:style style:name="co7" style:family="table-column">
      <style:table-column-properties fo:break-before="auto" style:column-width="8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ěstská část</text:p>
          </table:table-cell>
          <table:table-cell office:value-type="string" calcext:value-type="string">
            <text:p>Počet bytů</text:p>
          </table:table-cell>
          <table:table-cell office:value-type="string" calcext:value-type="string">
            <text:p>Rozloha bytů</text:p>
          </table:table-cell>
          <table:table-cell office:value-type="string" calcext:value-type="string">
            <text:p>Počet nebytů</text:p>
          </table:table-cell>
          <table:table-cell office:value-type="string" calcext:value-type="string">
            <text:p>Rozloha nebytů</text:p>
          </table:table-cell>
          <table:table-cell office:value-type="string" calcext:value-type="string">
            <text:p>Příjem za nebyty</text:p>
          </table:table-cell>
          <table:table-cell office:value-type="string" calcext:value-type="string">
            <text:p>Náklady na nebyty</text:p>
          </table:table-cell>
          <table:table-cell office:value-type="string" calcext:value-type="string">
            <text:p>Příjem za byty</text:p>
          </table:table-cell>
          <table:table-cell office:value-type="string" calcext:value-type="string">
            <text:p>Náklady na byty</text:p>
          </table:table-cell>
          <table:table-cell office:value-type="string" calcext:value-type="string">
            <text:p>Zisk za byty</text:p>
          </table:table-cell>
          <table:table-cell office:value-type="string" calcext:value-type="string">
            <text:p>Zisk za nebyty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1</text:p>
          </table:table-cell>
          <table:table-cell table:style-name="ce1" office:value-type="float" office:value="1290" calcext:value-type="float">
            <text:p>1 290</text:p>
          </table:table-cell>
          <table:table-cell table:style-name="ce1" office:value-type="float" office:value="93300" calcext:value-type="float">
            <text:p>93 300</text:p>
          </table:table-cell>
          <table:table-cell table:style-name="ce1" office:value-type="float" office:value="1410" calcext:value-type="float">
            <text:p>1 410</text:p>
          </table:table-cell>
          <table:table-cell table:style-name="ce1" office:value-type="float" office:value="149422" calcext:value-type="float">
            <text:p>149 422</text:p>
          </table:table-cell>
          <table:table-cell office:value-type="currency" office:currency="CZK" office:value="440000000" calcext:value-type="currency">
            <text:p>440 000 000,00 Kč</text:p>
          </table:table-cell>
          <table:table-cell office:value-type="currency" office:currency="CZK" office:value="12500000" calcext:value-type="currency">
            <text:p>12 500 000,00 Kč</text:p>
          </table:table-cell>
          <table:table-cell office:value-type="currency" office:currency="CZK" office:value="100000000" calcext:value-type="currency">
            <text:p>100 000 000,00 Kč</text:p>
          </table:table-cell>
          <table:table-cell office:value-type="currency" office:currency="CZK" office:value="75000000" calcext:value-type="currency">
            <text:p>75 000 000,00 Kč</text:p>
          </table:table-cell>
          <table:table-cell table:style-name="ce3" table:formula="of:=[.I3]-[.J3]" office:value-type="currency" office:currency="CZK" office:value="25000000" calcext:value-type="currency">
            <text:p>25 000 000,00 Kč</text:p>
          </table:table-cell>
          <table:table-cell table:style-name="ce3" table:formula="of:=[.G3]-[.H3]" office:value-type="currency" office:currency="CZK" office:value="427500000" calcext:value-type="currency">
            <text:p>427 500 000,00 Kč</text:p>
          </table:table-cell>
          <table:table-cell office:value-type="string" calcext:value-type="string">
            <text:p>Data za rok 2016 (plán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aha 2</text:p>
          </table:table-cell>
          <table:table-cell table:style-name="ce1" table:number-columns-repeated="4"/>
          <table:table-cell office:value-type="currency" office:currency="CZK" office:value="90118030" calcext:value-type="currency">
            <text:p>90 118 030,00 Kč</text:p>
          </table:table-cell>
          <table:table-cell office:value-type="currency" office:currency="CZK" office:value="61850228" calcext:value-type="currency">
            <text:p>61 850 228,00 Kč</text:p>
          </table:table-cell>
          <table:table-cell office:value-type="currency" office:currency="CZK" office:value="296543030" calcext:value-type="currency">
            <text:p>296 543 030,00 Kč</text:p>
          </table:table-cell>
          <table:table-cell office:value-type="currency" office:currency="CZK" office:value="141018521.341" calcext:value-type="currency">
            <text:p>141 018 521,34 Kč</text:p>
          </table:table-cell>
          <table:table-cell table:style-name="ce3" table:formula="of:=[.I4]-[.J4]" office:value-type="currency" office:currency="CZK" office:value="155524508.659" calcext:value-type="currency">
            <text:p>155 524 508,66 Kč</text:p>
          </table:table-cell>
          <table:table-cell table:style-name="ce3" table:formula="of:=[.G4]-[.H4]" office:value-type="currency" office:currency="CZK" office:value="28267802" calcext:value-type="currency">
            <text:p>28 267 802,00 Kč</text:p>
          </table:table-cell>
          <table:table-cell office:value-type="string" calcext:value-type="string">
            <text:p>výdaje za byty/nebyty pracují s odhadovanými dat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3</text:p>
          </table:table-cell>
          <table:table-cell table:style-name="ce1" table:number-columns-repeated="4"/>
          <table:table-cell table:formula="of:=3200000+47864000" office:value-type="currency" office:currency="CZK" office:value="51064000" calcext:value-type="currency">
            <text:p>51 064 000,00 Kč</text:p>
          </table:table-cell>
          <table:table-cell office:value-type="string" calcext:value-type="string">
            <text:p>???</text:p>
          </table:table-cell>
          <table:table-cell office:value-type="currency" office:currency="CZK" office:value="197628000" calcext:value-type="currency">
            <text:p>197 628 000,00 Kč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nelze spočítat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aha 4</text:p>
          </table:table-cell>
          <table:table-cell table:style-name="ce1" table:number-columns-repeated="4"/>
          <table:table-cell office:value-type="currency" office:currency="CZK" office:value="52836020" calcext:value-type="currency">
            <text:p>52 836 020,00 Kč</text:p>
          </table:table-cell>
          <table:table-cell office:value-type="currency" office:currency="CZK" office:value="52433520" calcext:value-type="currency">
            <text:p>52 433 520,00 Kč</text:p>
          </table:table-cell>
          <table:table-cell office:value-type="currency" office:currency="CZK" office:value="150417330" calcext:value-type="currency">
            <text:p>150 417 330,00 Kč</text:p>
          </table:table-cell>
          <table:table-cell office:value-type="currency" office:currency="CZK" office:value="37658810" calcext:value-type="currency">
            <text:p>37 658 810,00 Kč</text:p>
          </table:table-cell>
          <table:table-cell table:style-name="ce3" table:formula="of:=[.I6]-[.J6]" office:value-type="currency" office:currency="CZK" office:value="112758520" calcext:value-type="currency">
            <text:p>112 758 520,00 Kč</text:p>
          </table:table-cell>
          <table:table-cell table:style-name="ce3" table:formula="of:=[.G6]-[.H6]" office:value-type="currency" office:currency="CZK" office:value="402500" calcext:value-type="currency">
            <text:p>402 500,00 Kč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5</text:p>
          </table:table-cell>
          <table:table-cell table:style-name="ce1" office:value-type="float" office:value="1203" calcext:value-type="float">
            <text:p>1 203</text:p>
          </table:table-cell>
          <table:table-cell table:style-name="ce1"/>
          <table:table-cell table:style-name="ce1" office:value-type="float" office:value="471" calcext:value-type="float">
            <text:p>471</text:p>
          </table:table-cell>
          <table:table-cell table:style-name="ce1"/>
          <table:table-cell office:value-type="currency" office:currency="CZK" office:value="79027000" calcext:value-type="currency">
            <text:p>79 027 000,00 Kč</text:p>
          </table:table-cell>
          <table:table-cell office:value-type="string" calcext:value-type="string">
            <text:p>nenalezeno</text:p>
          </table:table-cell>
          <table:table-cell office:value-type="currency" office:currency="CZK" office:value="67043000" calcext:value-type="currency">
            <text:p>67 043 000,00 Kč</text:p>
          </table:table-cell>
          <table:table-cell office:value-type="string" calcext:value-type="string">
            <text:p>nenalezeno</text:p>
          </table:table-cell>
          <table:table-cell office:value-type="string" calcext:value-type="string">
            <text:p>nelze spočítat</text:p>
          </table:table-cell>
          <table:table-cell office:value-type="string" calcext:value-type="string">
            <text:p>nelze <text:s/>spočítat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aha 6</text:p>
          </table:table-cell>
          <table:table-cell table:style-name="ce1" table:number-columns-repeated="4"/>
          <table:table-cell office:value-type="currency" office:currency="CZK" office:value="28000000" calcext:value-type="currency">
            <text:p>28 000 000,00 Kč</text:p>
          </table:table-cell>
          <table:table-cell office:value-type="string" calcext:value-type="string">
            <text:p>nenalezeno</text:p>
          </table:table-cell>
          <table:table-cell office:value-type="currency" office:currency="CZK" office:value="130100000" calcext:value-type="currency">
            <text:p>130 100 000,00 Kč</text:p>
          </table:table-cell>
          <table:table-cell office:value-type="currency" office:currency="CZK" office:value="39600000" calcext:value-type="currency">
            <text:p>39 600 000,00 Kč</text:p>
          </table:table-cell>
          <table:table-cell table:style-name="ce3" table:formula="of:=[.I8]-[.J8]" office:value-type="currency" office:currency="CZK" office:value="90500000" calcext:value-type="currency">
            <text:p>90 500 000,00 Kč</text:p>
          </table:table-cell>
          <table:table-cell office:value-type="string" calcext:value-type="string">
            <text:p>nelze spočít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ha 7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8</text:p>
          </table:table-cell>
          <table:table-cell table:style-name="ce1" table:number-columns-repeated="4"/>
          <table:table-cell table:number-columns-repeated="2" office:value-type="string" calcext:value-type="string">
            <text:p>nelze dohledat</text:p>
          </table:table-cell>
          <table:table-cell office:value-type="currency" office:currency="CZK" office:value="70519000" calcext:value-type="currency">
            <text:p>70 519 000,00 Kč</text:p>
          </table:table-cell>
          <table:table-cell office:value-type="currency" office:currency="CZK" office:value="52430000" calcext:value-type="currency">
            <text:p>52 430 000,00 Kč</text:p>
          </table:table-cell>
          <table:table-cell table:style-name="ce3" table:formula="of:=[.I10]-[.J10]" office:value-type="currency" office:currency="CZK" office:value="18089000" calcext:value-type="currency">
            <text:p>18 089 000,00 Kč</text:p>
          </table:table-cell>
          <table:table-cell office:value-type="string" calcext:value-type="string">
            <text:p>nelze dohledat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9</text:p>
          </table:table-cell>
          <table:table-cell table:style-name="ce1" table:number-columns-repeated="4"/>
          <table:table-cell office:value-type="currency" office:currency="CZK" office:value="9607000" calcext:value-type="currency">
            <text:p>9 607 000,00 Kč</text:p>
          </table:table-cell>
          <table:table-cell office:value-type="currency" office:currency="CZK" office:value="4528500" calcext:value-type="currency">
            <text:p>4 528 500,00 Kč</text:p>
          </table:table-cell>
          <table:table-cell office:value-type="currency" office:currency="CZK" office:value="54500000" calcext:value-type="currency">
            <text:p>54 500 000,00 Kč</text:p>
          </table:table-cell>
          <table:table-cell office:value-type="currency" office:currency="CZK" office:value="22642500" calcext:value-type="currency">
            <text:p>22 642 500,00 Kč</text:p>
          </table:table-cell>
          <table:table-cell table:style-name="ce3" table:formula="of:=[.I11]-[.J11]" office:value-type="currency" office:currency="CZK" office:value="31857500" calcext:value-type="currency">
            <text:p>31 857 500,00 Kč</text:p>
          </table:table-cell>
          <table:table-cell table:style-name="ce3" table:formula="of:=[.G11]-[.H11]" office:value-type="currency" office:currency="CZK" office:value="5078500" calcext:value-type="currency">
            <text:p>5 078 500,00 Kč</text:p>
          </table:table-cell>
          <table:table-cell office:value-type="string" calcext:value-type="string">
            <text:p>výdaje za byty/nebyty pracují s odhadovanými dat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10</text:p>
          </table:table-cell>
          <table:table-cell table:style-name="ce1" table:number-columns-repeated="4"/>
          <table:table-cell office:value-type="currency" office:currency="CZK" office:value="61527000" calcext:value-type="currency">
            <text:p>61 527 000,00 Kč</text:p>
          </table:table-cell>
          <table:table-cell office:value-type="currency" office:currency="CZK" office:value="5928000" calcext:value-type="currency">
            <text:p>5 928 000,00 Kč</text:p>
          </table:table-cell>
          <table:table-cell office:value-type="currency" office:currency="CZK" office:value="222822000" calcext:value-type="currency">
            <text:p>222 822 000,00 Kč</text:p>
          </table:table-cell>
          <table:table-cell office:value-type="currency" office:currency="CZK" office:value="31421000" calcext:value-type="currency">
            <text:p>31 421 000,00 Kč</text:p>
          </table:table-cell>
          <table:table-cell table:style-name="ce3" table:formula="of:=[.I12]-[.J12]" office:value-type="currency" office:currency="CZK" office:value="191401000" calcext:value-type="currency">
            <text:p>191 401 000,00 Kč</text:p>
          </table:table-cell>
          <table:table-cell table:style-name="ce3" table:formula="of:=[.G12]-[.H12]" office:value-type="currency" office:currency="CZK" office:value="55599000" calcext:value-type="currency">
            <text:p>55 599 000,00 Kč</text:p>
          </table:table-cell>
          <table:table-cell office:value-type="string" calcext:value-type="string">
            <text:p>výdaje za byty/nebyty pracují s odhadovanými dat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11</text:p>
          </table:table-cell>
          <table:table-cell table:style-name="ce1" office:value-type="float" office:value="1206" calcext:value-type="float">
            <text:p>1 206</text:p>
          </table:table-cell>
          <table:table-cell table:style-name="ce1" table:number-columns-repeated="3"/>
          <table:table-cell office:value-type="currency" office:currency="CZK" office:value="16150000" calcext:value-type="currency">
            <text:p>16 150 000,00 Kč</text:p>
          </table:table-cell>
          <table:table-cell office:value-type="currency" office:currency="CZK" office:value="11915000" calcext:value-type="currency">
            <text:p>11 915 000,00 Kč</text:p>
          </table:table-cell>
          <table:table-cell office:value-type="currency" office:currency="CZK" office:value="49750000" calcext:value-type="currency">
            <text:p>49 750 000,00 Kč</text:p>
          </table:table-cell>
          <table:table-cell office:value-type="currency" office:currency="CZK" office:value="24784000" calcext:value-type="currency">
            <text:p>24 784 000,00 Kč</text:p>
          </table:table-cell>
          <table:table-cell table:style-name="ce3" table:formula="of:=[.I13]-[.J13]" office:value-type="currency" office:currency="CZK" office:value="24966000" calcext:value-type="currency">
            <text:p>24 966 000,00 Kč</text:p>
          </table:table-cell>
          <table:table-cell table:style-name="ce3" table:formula="of:=[.G13]-[.H13]" office:value-type="currency" office:currency="CZK" office:value="4235000" calcext:value-type="currency">
            <text:p>4 235 000,00 Kč</text:p>
          </table:table-cell>
          <table:table-cell office:value-type="string" calcext:value-type="string">
            <text:p>výdaje za byty/nebyty pracují s odhadovanými daty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raha 12</text:p>
          </table:table-cell>
          <table:table-cell table:style-name="ce1" table:number-columns-repeated="4"/>
          <table:table-cell table:number-columns-repeated="2"/>
          <table:table-cell office:value-type="currency" office:currency="CZK" office:value="8175000" calcext:value-type="currency">
            <text:p>8 175 000,00 Kč</text:p>
          </table:table-cell>
          <table:table-cell office:value-type="currency" office:currency="CZK" office:value="9510000" calcext:value-type="currency">
            <text:p>9 510 000,00 Kč</text:p>
          </table:table-cell>
          <table:table-cell table:style-name="ce3" table:formula="of:=[.I14]-[.J14]" office:value-type="currency" office:currency="CZK" office:value="-1335000" calcext:value-type="currency">
            <text:p>-1 335 000,00 Kč</text:p>
          </table:table-cell>
          <table:table-cell/>
          <table:table-cell office:value-type="string" calcext:value-type="string">
            <text:p>MČ Praha 12 má informace k dispozici pouze sloučené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aha 13</text:p>
          </table:table-cell>
          <table:table-cell table:style-name="ce1" table:number-columns-repeated="4"/>
          <table:table-cell office:value-type="currency" office:currency="CZK" office:value="4203220" calcext:value-type="currency">
            <text:p>4 203 220,00 Kč</text:p>
          </table:table-cell>
          <table:table-cell office:value-type="currency" office:currency="CZK" office:value="3325260" calcext:value-type="currency">
            <text:p>3 325 260,00 Kč</text:p>
          </table:table-cell>
          <table:table-cell office:value-type="currency" office:currency="CZK" office:value="5190420" calcext:value-type="currency">
            <text:p>5 190 420,00 Kč</text:p>
          </table:table-cell>
          <table:table-cell office:value-type="currency" office:currency="CZK" office:value="3591410" calcext:value-type="currency">
            <text:p>3 591 410,00 Kč</text:p>
          </table:table-cell>
          <table:table-cell table:style-name="ce3" table:formula="of:=[.I15]-[.J15]" office:value-type="currency" office:currency="CZK" office:value="1599010" calcext:value-type="currency">
            <text:p>1 599 010,00 Kč</text:p>
          </table:table-cell>
          <table:table-cell table:style-name="ce3" table:formula="of:=[.G15]-[.H15]" office:value-type="currency" office:currency="CZK" office:value="877960" calcext:value-type="currency">
            <text:p>877 960,00 Kč</text:p>
          </table:table-cell>
          <table:table-cell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.00.0000</text:date>, <text:time style:data-style-name="N2" text:time-value="13:09:11.48321977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1:23:11.798409927</meta:creation-date>
    <dc:date>2016-12-13T15:52:50.868057826</dc:date>
    <meta:editing-duration>PT7H31M1S</meta:editing-duration>
    <meta:editing-cycles>10</meta:editing-cycles>
    <meta:generator>LibreOffice/5.0.6.2$Linux_X86_64 LibreOffice_project/00$Build-2</meta:generator>
    <dc:creator>Zabransky Adam</dc:creator>
    <meta:document-statistic meta:table-count="1" meta:cell-count="119" meta:object-count="0"/>
  </office:meta>
</office:document-meta>
</file>